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bold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">
      <style:text-properties fo:font-size="13pt" style:font-size-asian="13pt" style:font-size-complex="13pt"/>
    </style:style>
    <style:style style:name="ce4" style:family="table-cell" style:parent-style-name="Default" style:data-style-name="N3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bold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3pt" style:font-name-asian="Arial" style:font-size-asian="13pt" style:font-size-complex="13pt"/>
    </style:style>
    <style:style style:name="ce8" style:family="table-cell" style:parent-style-name="Default" style:data-style-name="N11">
      <style:text-properties fo:font-size="13pt" style:font-size-asian="13pt" style:font-size-complex="13pt"/>
    </style:style>
    <style:style style:name="ce9" style:family="table-cell" style:parent-style-name="Default" style:data-style-name="N3">
      <style:text-properties style:font-name="Arial" fo:font-size="13pt" style:font-name-asian="Arial" style:font-size-asian="13pt" style:font-size-complex="13pt"/>
    </style:style>
    <style:style style:name="ce10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>
            <draw:frame table:end-cell-address="Sheet1.F13" table:end-x="2.259cm" table:end-y="0.402cm" draw:z-index="1" draw:style-name="gr1" draw:text-style-name="P1" svg:width="12.305cm" svg:height="7.054cm" svg:x="1.244cm" svg:y="0.178cm">
              <draw:object draw:notify-on-update-of-ranges="Sheet1.B12:Sheet1.B12 Sheet1.C12:Sheet1.F12 Sheet1.B13:Sheet1.B13 Sheet1.C13:Sheet1.F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office:value-type="string">
            <text:p>비율.：対全体</text:p>
          </table:table-cell>
          <table:table-cell table:number-columns-repeated="2"/>
          <table:table-cell>
            <draw:frame table:end-cell-address="Sheet1.M15" table:end-x="0.418cm" table:end-y="0.281cm" draw:z-index="0" draw:style-name="gr1" draw:text-style-name="P1" svg:width="11.468cm" svg:height="8.228cm" svg:x="0.241cm" svg:y="0.04cm">
              <draw:object draw:notify-on-update-of-ranges="Sheet1.B3:Sheet1.B3 Sheet1.B4:Sheet1.B6 Sheet1.C3:Sheet1.C3 Sheet1.C4:Sheet1.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分類</text:p>
          </table:table-cell>
          <table:table-cell office:value-type="string">
            <text:p>現員</text:p>
          </table:table-cell>
          <table:table-cell office:value-type="string">
            <text:p>定員</text:p>
          </table:table-cell>
          <table:table-cell office:value-type="string">
            <text:p>現員</text:p>
          </table:table-cell>
          <table:table-cell office:value-type="string">
            <text:p>定員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陸</text:p>
          </table:table-cell>
          <table:table-cell table:style-name="ce3" office:value-type="float" office:value="139620">
            <text:p>139,620</text:p>
          </table:table-cell>
          <table:table-cell table:style-name="ce3" office:value-type="float" office:value="150590">
            <text:p>150,590</text:p>
          </table:table-cell>
          <table:table-cell table:style-name="ce8" table:formula="of:=[.C4]/[.$C$7]" office:value-type="percentage" office:value="0.615676331165252">
            <text:p>61.57%</text:p>
          </table:table-cell>
          <table:table-cell table:style-name="ce8" table:formula="of:=[.D4]/[.$D$7]" office:value-type="percentage" office:value="0.620158550396376">
            <text:p>62.02%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海</text:p>
          </table:table-cell>
          <table:table-cell table:style-name="ce3" office:value-type="float" office:value="43435">
            <text:p>43,435</text:p>
          </table:table-cell>
          <table:table-cell table:style-name="ce3" office:value-type="float" office:value="45307">
            <text:p>45,307</text:p>
          </table:table-cell>
          <table:table-cell table:style-name="ce8" table:formula="of:=[.C5]/[.$C$7]" office:value-type="percentage" office:value="0.191533458273619">
            <text:p>19.15%</text:p>
          </table:table-cell>
          <table:table-cell table:style-name="ce8" table:formula="of:=[.D5]/[.$D$7]" office:value-type="percentage" office:value="0.186582930093689">
            <text:p>18.66%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空</text:p>
          </table:table-cell>
          <table:table-cell table:style-name="ce3" office:value-type="float" office:value="43720">
            <text:p>43,720</text:p>
          </table:table-cell>
          <table:table-cell table:style-name="ce3" office:value-type="float" office:value="46928">
            <text:p>46,928</text:p>
          </table:table-cell>
          <table:table-cell table:style-name="ce8" table:formula="of:=[.C6]/[.$C$7]" office:value-type="percentage" office:value="0.192790210561129">
            <text:p>19.28%</text:p>
          </table:table-cell>
          <table:table-cell table:style-name="ce8" table:formula="of:=[.D6]/[.$D$7]" office:value-type="percentage" office:value="0.193258519509935">
            <text:p>19.33%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um=</text:p>
          </table:table-cell>
          <table:table-cell table:style-name="ce3" table:formula="of:=SUM([.C4:.C6])" office:value-type="float" office:value="226775">
            <text:p>226,775</text:p>
          </table:table-cell>
          <table:table-cell table:style-name="ce3" table:formula="of:=SUM([.D4:.D6])" office:value-type="float" office:value="242825">
            <text:p>242,825</text:p>
          </table:table-cell>
          <table:table-cell table:style-name="ce8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" office:value-type="string">
            <text:p>区分</text:p>
          </table:table-cell>
          <table:table-cell table:style-name="ce2" office:value-type="string" table:number-columns-spanned="4" table:number-rows-spanned="1">
            <text:p>非任期制自衛官</text:p>
          </table:table-cell>
          <table:covered-table-cell table:number-columns-repeated="3" table:style-name="ce7"/>
          <table:table-cell table:style-name="ce2" office:value-type="string">
            <text:p>任期制自衛官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区分</text:p>
          </table:table-cell>
          <table:table-cell table:style-name="ce2" office:value-type="string">
            <text:p>幹部</text:p>
          </table:table-cell>
          <table:table-cell table:style-name="ce2" office:value-type="string">
            <text:p>准尉</text:p>
          </table:table-cell>
          <table:table-cell table:style-name="ce2" office:value-type="string">
            <text:p>曹</text:p>
          </table:table-cell>
          <table:table-cell table:style-name="ce2" office:value-type="string">
            <text:p>士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2" table:formula="of:=[.B15]" office:value-type="string" office:string-value="現員">
            <text:p>現員</text:p>
          </table:table-cell>
          <table:table-cell table:style-name="ce4" table:formula="of:=[.C15]" office:value-type="float" office:value="43421">
            <text:p>43,421</text:p>
          </table:table-cell>
          <table:table-cell table:style-name="ce4" table:formula="of:=[.D15]" office:value-type="float" office:value="4687">
            <text:p>4,687</text:p>
          </table:table-cell>
          <table:table-cell table:style-name="ce4" table:formula="of:=[.E15]" office:value-type="float" office:value="139224">
            <text:p>139,224</text:p>
          </table:table-cell>
          <table:table-cell table:style-name="ce4" table:formula="of:=[.F15]" office:value-type="float" office:value="43422">
            <text:p>43,422</text:p>
          </table:table-cell>
          <table:table-cell table:style-name="ce9"/>
          <table:table-cell table:style-name="ce3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string">
            <text:p>定員</text:p>
          </table:table-cell>
          <table:table-cell table:style-name="ce5" office:value-type="float" office:value="46357">
            <text:p>46,357</text:p>
          </table:table-cell>
          <table:table-cell table:style-name="ce5" office:value-type="float" office:value="4927">
            <text:p>4,927</text:p>
          </table:table-cell>
          <table:table-cell table:style-name="ce5" office:value-type="float" office:value="141468">
            <text:p>141,468</text:p>
          </table:table-cell>
          <table:table-cell table:style-name="ce5" office:value-type="float" office:value="54402">
            <text:p>54,402</text:p>
          </table:table-cell>
          <table:table-cell table:style-name="ce9"/>
          <table:table-cell table:style-name="ce3" office:value-type="float" office:value="25011">
            <text:p>25,011</text:p>
          </table:table-cell>
          <table:table-cell table:style-name="ce3" office:value-type="float" office:value="18411">
            <text:p>18,411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現員</text:p>
          </table:table-cell>
          <table:table-cell table:style-name="ce5" office:value-type="float" office:value="43421">
            <text:p>43,421</text:p>
          </table:table-cell>
          <table:table-cell table:style-name="ce5" office:value-type="float" office:value="4687">
            <text:p>4,687</text:p>
          </table:table-cell>
          <table:table-cell table:style-name="ce5" office:value-type="float" office:value="139224">
            <text:p>139,224</text:p>
          </table:table-cell>
          <table:table-cell table:style-name="ce5" table:formula="of:=[.F16]" office:value-type="float" office:value="43422">
            <text:p>43,422</text:p>
          </table:table-cell>
          <table:table-cell table:style-name="ce9"/>
          <table:table-cell table:style-name="ce3" table:number-columns-repeated="2"/>
          <table:table-cell table:number-columns-repeated="1015"/>
        </table:table-row>
        <table:table-row table:style-name="ro2">
          <table:table-cell/>
          <table:table-cell table:style-name="ce2" office:value-type="string">
            <text:p>現員</text:p>
          </table:table-cell>
          <table:table-cell table:style-name="ce5" office:value-type="string">
            <text:p>43,421</text:p>
            <text:p>(2,640)</text:p>
          </table:table-cell>
          <table:table-cell table:style-name="ce5" office:value-type="string">
            <text:p>4,687</text:p>
            <text:p>(108)</text:p>
          </table:table-cell>
          <table:table-cell table:style-name="ce5" office:value-type="string">
            <text:p>139,224</text:p>
            <text:p>(9,356)</text:p>
          </table:table-cell>
          <table:table-cell table:style-name="ce9" table:formula="of:=SUM([.H14:.I14])" office:value-type="float" office:value="43422">
            <text:p>43,422</text:p>
          </table:table-cell>
          <table:table-cell table:style-name="ce9"/>
          <table:table-cell table:style-name="ce10" office:value-type="string">
            <text:p>25,011</text:p>
            <text:p>(3,490)</text:p>
          </table:table-cell>
          <table:table-cell table:style-name="ce10" office:value-type="string">
            <text:p>18,411</text:p>
            <text:p>(3,566)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充足率（％）</text:p>
          </table:table-cell>
          <table:table-cell table:style-name="ce6" office:value-type="float" office:value="93.7">
            <text:p>93.7</text:p>
          </table:table-cell>
          <table:table-cell table:style-name="ce6" office:value-type="float" office:value="95.1">
            <text:p>95.1</text:p>
          </table:table-cell>
          <table:table-cell table:style-name="ce6" office:value-type="float" office:value="98.4">
            <text:p>98.4</text:p>
          </table:table-cell>
          <table:table-cell table:style-name="ce6" office:value-type="float" office:value="79.8">
            <text:p>79.8</text:p>
          </table:table-cell>
          <table:table-cell table:style-name="ce7"/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8">2022/12/28</text:date>, <text:time>15:32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2-28T14:54:27.40</meta:creation-date>
    <dc:date>2022-12-28T15:32:15.39</dc:date>
    <dc:creator>iwabuchi ken</dc:creator>
    <meta:editing-duration>PT38M8S</meta:editing-duration>
    <meta:editing-cycles>7</meta:editing-cycles>
    <meta:generator>OpenOffice/4.1.3$Win32 OpenOffice.org_project/413m1$Build-9783</meta:generator>
    <meta:document-statistic meta:table-count="3" meta:cell-count="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ata-label-number="value" chart:data-label-text="false" chart:data-label-symbol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9cm" svg:height="8.229cm" xlink:href=".." xlink:type="simple" chart:class="chart:circle" chart:style-name="ch1">
        <chart:legend chart:legend-position="end" svg:x="10.37cm" svg:y="3.396cm" style:legend-expansion="high" chart:style-name="ch2"/>
        <chart:plot-area chart:style-name="ch3" table:cell-range-address="Sheet1.B3:Sheet1.C6" chart:data-source-has-labels="both" svg:x="0.229cm" svg:y="0.627cm" svg:width="9.912cm" svg:height="7.438cm">
          <chartooo:coordinate-region svg:x="1.697cm" svg:y="0.954cm" svg:width="7.11cm" svg:height="7.11cm"/>
          <chart:axis chart:dimension="x" chart:name="primary-x" chart:style-name="ch4" chartooo:axis-type="auto">
            <chartooo:date-scale/>
            <chart:categories table:cell-range-address="Sheet1.B4:Sheet1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6" chart:label-cell-address="Sheet1.C3:Sheet1.C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現員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陸</text:p>
                <draw:g>
                  <svg:desc>Sheet1.B4:Sheet1.B6</svg:desc>
                </draw:g>
              </table:table-cell>
              <table:table-cell office:value-type="float" office:value="139620">
                <text:p>139620</text:p>
                <draw:g>
                  <svg:desc>Sheet1.C4:Sheet1.C6</svg:desc>
                </draw:g>
              </table:table-cell>
            </table:table-row>
            <table:table-row>
              <table:table-cell office:value-type="string">
                <text:p>海</text:p>
              </table:table-cell>
              <table:table-cell office:value-type="float" office:value="43435">
                <text:p>43435</text:p>
              </table:table-cell>
            </table:table-row>
            <table:table-row>
              <table:table-cell office:value-type="string">
                <text:p>空</text:p>
              </table:table-cell>
              <table:table-cell office:value-type="float" office:value="43720">
                <text:p>437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06cm" svg:height="7.055cm" xlink:href=".." xlink:type="simple" chart:class="chart:circle" chart:style-name="ch1">
        <chart:legend chart:legend-position="end" svg:x="10.863cm" svg:y="2.587cm" style:legend-expansion="high" chart:style-name="ch2"/>
        <chart:plot-area chart:style-name="ch3" table:cell-range-address="Sheet1.B12:Sheet1.F13" chart:data-source-has-labels="both" svg:x="0.246cm" svg:y="0.558cm" svg:width="10.371cm" svg:height="6.356cm">
          <chartooo:coordinate-region svg:x="2.253cm" svg:y="0.558cm" svg:width="6.356cm" svg:height="6.356cm"/>
          <chart:axis chart:dimension="x" chart:name="primary-x" chart:style-name="ch4" chartooo:axis-type="auto">
            <chartooo:date-scale/>
            <chart:categories table:cell-range-address="Sheet1.C12:Sheet1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3:Sheet1.F13" chart:label-cell-address="Sheet1.B13:Sheet1.B13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幹部</text:p>
                <draw:g>
                  <svg:desc>Sheet1.C12:Sheet1.F12</svg:desc>
                </draw:g>
              </table:table-cell>
              <table:table-cell office:value-type="string">
                <text:p>准尉</text:p>
              </table:table-cell>
              <table:table-cell office:value-type="string">
                <text:p>曹</text:p>
              </table:table-cell>
              <table:table-cell office:value-type="string">
                <text:p>士</text:p>
              </table:table-cell>
            </table:table-row>
          </table:table-header-rows>
          <table:table-rows>
            <table:table-row>
              <table:table-cell office:value-type="string">
                <text:p>現員</text:p>
                <draw:g>
                  <svg:desc>Sheet1.B13:Sheet1.B13</svg:desc>
                </draw:g>
              </table:table-cell>
              <table:table-cell office:value-type="float" office:value="43421">
                <text:p>43421</text:p>
                <draw:g>
                  <svg:desc>Sheet1.C13:Sheet1.F13</svg:desc>
                </draw:g>
              </table:table-cell>
              <table:table-cell office:value-type="float" office:value="4687">
                <text:p>4687</text:p>
              </table:table-cell>
              <table:table-cell office:value-type="float" office:value="139224">
                <text:p>139224</text:p>
              </table:table-cell>
              <table:table-cell office:value-type="float" office:value="43422">
                <text:p>43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